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0864" officeooo:paragraph-rsid="00070864"/>
    </style:style>
    <style:style style:name="P2" style:family="paragraph" style:parent-style-name="Standard">
      <style:paragraph-properties fo:text-align="start" style:justify-single-word="false"/>
      <style:text-properties officeooo:rsid="00070864" officeooo:paragraph-rsid="00070864"/>
    </style:style>
    <style:style style:name="P3" style:family="paragraph" style:parent-style-name="Standard">
      <style:text-properties fo:font-size="12pt" fo:font-weight="normal" officeooo:rsid="00070864" officeooo:paragraph-rsid="00070864" style:font-size-asian="10.5pt" style:font-weight-asian="normal" style:font-size-complex="12pt" style:font-weight-complex="normal"/>
    </style:style>
    <style:style style:name="P4" style:family="paragraph" style:parent-style-name="Standard">
      <style:text-properties officeooo:rsid="00070864" officeooo:paragraph-rsid="00070864"/>
    </style:style>
    <style:style style:name="P5" style:family="paragraph" style:parent-style-name="Standard">
      <style:text-properties officeooo:rsid="00089c6e" officeooo:paragraph-rsid="00089c6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4" style:family="text">
      <style:text-properties fo:font-style="normal" style:text-underline-style="none" style:font-style-asian="normal" style:font-style-complex="normal"/>
    </style:style>
    <style:style style:name="T5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6" style:family="text">
      <style:text-properties fo:font-size="12pt" fo:font-weight="normal" style:font-size-asian="10.5pt" style:font-weight-asian="normal" style:font-size-complex="12pt" style:font-weight-complex="normal"/>
    </style:style>
    <style:style style:name="T7" style:family="text">
      <style:text-properties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T8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9" style:family="text">
      <style:text-properties fo:font-size="12pt" style:text-underline-style="none" fo:font-weight="bold" style:font-size-asian="10.5pt" style:font-weight-asian="bold" style:font-size-complex="12pt" style:font-weight-complex="bold"/>
    </style:style>
    <style:style style:name="T10" style:family="text">
      <style:text-properties fo:font-size="12pt" fo:font-weight="bold" style:font-size-asian="10.5pt" style:font-weight-asian="bold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er (<text:span text:style-name="T1">id_user</text:span><text:span text:style-name="T2">, nom, prenom, email, password, rôle</text:span>) ;</text:p>
      <text:p text:style-name="P1"/>
      <text:p text:style-name="P2">Movie (<text:span text:style-name="T3">id_movie</text:span><text:span text:style-name="T4">, titre, duree, annee, </text:span><text:span text:style-name="T5">#id_director</text:span>) ;</text:p>
      <text:p text:style-name="P1"/>
      <text:p text:style-name="P1">Actor (<text:span text:style-name="T1">id_actor</text:span><text:span text:style-name="T2">, nom, prenom, rôle, birth</text:span>) ;</text:p>
      <text:p text:style-name="P1"/>
      <text:p text:style-name="P1">Director (<text:span text:style-name="T1">id_director</text:span><text:span text:style-name="T2">, nom, prenom</text:span>) ;</text:p>
      <text:p text:style-name="P1"/>
      <text:p text:style-name="P1"><text:span text:style-name="T6">RoleActorMovie (</text:span><text:span text:style-name="T10">#id_movie</text:span><text:span text:style-name="T6">, </text:span><text:span text:style-name="T10">#id_actor</text:span><text:span text:style-name="T6">) ;</text:span></text:p>
      <text:p text:style-name="P3"/>
      <text:p text:style-name="P1"><text:span text:style-name="T6">FavoriteMovie (</text:span><text:span text:style-name="T10">#id_user</text:span><text:span text:style-name="T6">, </text:span><text:span text:style-name="T10">#id_movie</text:span><text:span text:style-name="T6">) ;</text:span></text:p>
      <text:p text:style-name="P1"><text:span text:style-name="T6"/></text:p>
      <text:p text:style-name="P5"><text:span text:style-name="T6">UserArchive (</text:span><text:span text:style-name="T7">archive_id</text:span><text:span text:style-name="T8">, modification_date, operation_type, old_data, new_data, </text:span><text:span text:style-name="T9">#id_user</text:span><text:span text:style-name="T6">) ;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8T10:08:30.489000000</meta:creation-date>
    <dc:date>2023-12-18T14:57:33.766000000</dc:date>
    <meta:editing-duration>PT8M37S</meta:editing-duration>
    <meta:editing-cycles>2</meta:editing-cycles>
    <meta:generator>LibreOffice/7.5.8.2$Windows_X86_64 LibreOffice_project/f718d63693263970429a68f568db6046aaa9df01</meta:generator>
    <meta:document-statistic meta:table-count="0" meta:image-count="0" meta:object-count="0" meta:page-count="1" meta:paragraph-count="7" meta:word-count="43" meta:character-count="353" meta:non-whitespace-character-count="317"/>
  </office:meta>
</office:document-meta>
</file>